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a21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a21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a21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a21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a21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a21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a21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a21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a21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a21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a21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a21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a21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a21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a21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a21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a21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ladimir José Marcano Alva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5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3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dolph José Marcano Carrasqu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1419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5.2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3" meta:non-whitespace-character-count="1006"/>
    <meta:template xlink:type="simple" xlink:actuate="onRequest" xlink:title="Normal" xlink:href=""/>
  </office:meta>
</office:document-meta>
</file>